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ES" officeooo:rsid="00093fb8" officeooo:paragraph-rsid="00093fb8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ES" officeooo:rsid="00099f7f" officeooo:paragraph-rsid="00099f7f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ES" officeooo:rsid="00099f7f" officeooo:paragraph-rsid="000e1f3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0f3257" officeooo:paragraph-rsid="000f32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99f7f"/>
    </style:style>
    <style:style style:name="P6" style:family="paragraph" style:parent-style-name="Standard">
      <style:paragraph-properties fo:text-align="justify" style:justify-single-word="false"/>
      <style:text-properties officeooo:paragraph-rsid="00093fb8"/>
    </style:style>
    <style:style style:name="P7" style:family="paragraph" style:parent-style-name="Standard">
      <style:paragraph-properties fo:text-align="justify" style:justify-single-word="false"/>
      <style:text-properties fo:font-size="14pt" fo:language="es" fo:country="ES" officeooo:rsid="00093fb8" officeooo:paragraph-rsid="00093fb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s" fo:country="ES" officeooo:rsid="000b4ed3" officeooo:paragraph-rsid="00093fb8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s" fo:country="ES" officeooo:rsid="00099f7f" officeooo:paragraph-rsid="00093fb8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es" fo:country="ES" officeooo:rsid="00099f7f" officeooo:paragraph-rsid="00099f7f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es" fo:country="ES" officeooo:rsid="000c0754" officeooo:paragraph-rsid="00099f7f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es" fo:country="ES" officeooo:rsid="000c0754" officeooo:paragraph-rsid="000e1f32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language="es" fo:country="ES" officeooo:rsid="000dfc8a" officeooo:paragraph-rsid="000e1f32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language="es" fo:country="ES" style:text-underline-style="none" fo:font-weight="normal" officeooo:rsid="00093fb8" officeooo:paragraph-rsid="00093fb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e1f32" officeooo:paragraph-rsid="000e1f32" style:font-size-asian="15.6999998092651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93fb8" officeooo:paragraph-rsid="00093fb8" style:font-size-asian="15.6999998092651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1873d" officeooo:paragraph-rsid="000f325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093fb8" officeooo:paragraph-rsid="000e1f3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60de5" officeooo:paragraph-rsid="00160de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0f3257"/>
    </style:style>
    <style:style style:name="P21" style:family="paragraph" style:parent-style-name="Standard">
      <style:paragraph-properties fo:text-align="justify" style:justify-single-word="false"/>
      <style:text-properties officeooo:paragraph-rsid="00160de5"/>
    </style:style>
    <style:style style:name="P22" style:family="paragraph" style:parent-style-name="Standard">
      <style:paragraph-properties fo:text-align="center" style:justify-single-word="false"/>
      <style:text-properties fo:font-size="18pt" fo:language="es" fo:country="ES" officeooo:rsid="000e1f32" officeooo:paragraph-rsid="000e1f32" style:font-size-asian="15.6999998092651pt" style:font-size-complex="18pt"/>
    </style:style>
    <style:style style:name="P23" style:family="paragraph" style:parent-style-name="Standard">
      <style:paragraph-properties fo:text-align="justify" style:justify-single-word="false"/>
      <style:text-properties officeooo:rsid="0012ff3e" officeooo:paragraph-rsid="00160de5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99f7f" style:font-size-asian="12.25pt" style:font-size-complex="14pt"/>
    </style:style>
    <style:style style:name="T3" style:family="text">
      <style:text-properties fo:font-size="14pt" officeooo:rsid="000b4ed3" style:font-size-asian="12.25pt" style:font-size-complex="14pt"/>
    </style:style>
    <style:style style:name="T4" style:family="text">
      <style:text-properties fo:font-size="14pt" officeooo:rsid="000c0754" style:font-size-asian="12.25pt" style:font-size-complex="14pt"/>
    </style:style>
    <style:style style:name="T5" style:family="text">
      <style:text-properties fo:font-size="14pt" officeooo:rsid="000dfc8a" style:font-size-asian="12.25pt" style:font-size-complex="14pt"/>
    </style:style>
    <style:style style:name="T6" style:family="text">
      <style:text-properties fo:font-size="14pt" officeooo:rsid="000e1f32" style:font-size-asian="12.25pt" style:font-size-complex="14pt"/>
    </style:style>
    <style:style style:name="T7" style:family="text">
      <style:text-properties fo:font-size="14pt" officeooo:rsid="0011873d" style:font-size-asian="12.25pt" style:font-size-complex="14pt"/>
    </style:style>
    <style:style style:name="T8" style:family="text">
      <style:text-properties fo:font-size="14pt" fo:language="es" fo:country="ES" officeooo:rsid="00099f7f" style:font-size-asian="12.25pt" style:font-size-complex="14pt"/>
    </style:style>
    <style:style style:name="T9" style:family="text">
      <style:text-properties fo:font-size="14pt" fo:language="es" fo:country="ES" officeooo:rsid="000d4f5a" style:font-size-asian="12.25pt" style:font-size-complex="14pt"/>
    </style:style>
    <style:style style:name="T10" style:family="text">
      <style:text-properties fo:font-size="14pt" fo:language="es" fo:country="ES" officeooo:rsid="000b4ed3" style:font-size-asian="12.25pt" style:font-size-complex="14pt"/>
    </style:style>
    <style:style style:name="T11" style:family="text">
      <style:text-properties fo:font-size="14pt" fo:language="es" fo:country="ES" officeooo:rsid="000e1f32" style:font-size-asian="12.25pt" style:font-size-complex="14pt"/>
    </style:style>
    <style:style style:name="T12" style:family="text">
      <style:text-properties fo:font-size="14pt" fo:language="es" fo:country="ES" officeooo:rsid="00093fb8" style:font-size-asian="12.25pt" style:font-size-complex="14pt"/>
    </style:style>
    <style:style style:name="T13" style:family="text">
      <style:text-properties fo:font-size="14pt" fo:language="es" fo:country="ES" officeooo:rsid="0011873d" style:font-size-asian="12.25pt" style:font-size-complex="14pt"/>
    </style:style>
    <style:style style:name="T14" style:family="text">
      <style:text-properties fo:font-size="14pt" fo:font-style="italic" style:font-size-asian="12.25pt" style:font-style-asian="italic" style:font-size-complex="14pt" style:font-style-complex="italic"/>
    </style:style>
    <style:style style:name="T15" style:family="text">
      <style:text-properties fo:font-size="14pt" fo:font-style="normal" style:font-size-asian="12.25pt" style:font-style-asian="normal" style:font-size-complex="14pt" style:font-style-complex="normal"/>
    </style:style>
    <style:style style:name="T16" style:family="text">
      <style:text-properties officeooo:rsid="000e1f32"/>
    </style:style>
    <style:style style:name="T17" style:family="text">
      <style:text-properties officeooo:rsid="000f3257"/>
    </style:style>
    <style:style style:name="T18" style:family="text"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language="es" fo:country="ES" style:text-underline-style="none" fo:font-weight="normal" officeooo:rsid="000f3257" style:font-size-asian="10.5pt" style:font-weight-asian="normal" style:font-size-complex="12pt" style:font-weight-complex="normal"/>
    </style:style>
    <style:style style:name="T20" style:family="text">
      <style:text-properties fo:font-size="12pt" fo:language="es" fo:country="ES" style:text-underline-style="none" fo:font-weight="normal" officeooo:rsid="000fc7e6" style:font-size-asian="10.5pt" style:font-weight-asian="normal" style:font-size-complex="12pt" style:font-weight-complex="normal"/>
    </style:style>
    <style:style style:name="T21" style:family="text">
      <style:text-properties fo:font-size="12pt" fo:language="es" fo:country="ES" style:text-underline-style="none" fo:font-weight="normal" officeooo:rsid="0011873d" style:font-size-asian="10.5pt" style:font-weight-asian="normal" style:font-size-complex="12pt" style:font-weight-complex="normal"/>
    </style:style>
    <style:style style:name="T22" style:family="text">
      <style:text-properties fo:font-size="12pt" fo:language="es" fo:country="ES" style:text-underline-style="none" fo:font-weight="normal" officeooo:rsid="00134747" style:font-size-asian="10.5pt" style:font-weight-asian="normal" style:font-size-complex="12pt" style:font-weight-complex="normal"/>
    </style:style>
    <style:style style:name="T23" style:family="text">
      <style:text-properties fo:font-size="12pt" fo:language="es" fo:country="ES" style:text-underline-style="none" fo:font-weight="normal" officeooo:rsid="0014ebaf" style:font-size-asian="10.5pt" style:font-weight-asian="normal" style:font-size-complex="12pt" style:font-weight-complex="normal"/>
    </style:style>
    <style:style style:name="T24" style:family="text">
      <style:text-properties fo:font-size="12pt" fo:language="es" fo:country="ES" style:text-underline-style="none" fo:font-weight="normal" officeooo:rsid="0015a609" style:font-size-asian="10.5pt" style:font-weight-asian="normal" style:font-size-complex="12pt" style:font-weight-complex="normal"/>
    </style:style>
    <style:style style:name="T25" style:family="text">
      <style:text-properties fo:font-size="12pt" fo:language="es" fo:country="ES" style:text-underline-style="none" fo:font-weight="normal" officeooo:rsid="00160de5" style:font-size-asian="10.5pt" style:font-weight-asian="normal" style:font-size-complex="12pt" style:font-weight-complex="normal"/>
    </style:style>
    <style:style style:name="T26" style:family="text">
      <style:text-properties fo:font-size="12pt" fo:language="es" fo:country="ES" style:text-underline-style="none" fo:font-weight="normal" officeooo:rsid="001655e9" style:font-size-asian="10.5pt" style:font-weight-asian="normal" style:font-size-complex="12pt" style:font-weight-complex="normal"/>
    </style:style>
    <style:style style:name="T27" style:family="text">
      <style:text-properties officeooo:rsid="0012ff3e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officeooo:rsid="001655e9"/>
    </style:style>
    <style:style style:name="T30" style:family="text">
      <style:text-properties officeooo:rsid="0017ce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uego de ajedrez online</text:p>
      <text:p text:style-name="P16"/>
      <text:p text:style-name="P14">- <text:span text:style-name="T16">Registrarse</text:span></text:p>
      <text:p text:style-name="P7">- Login phpmyadmin</text:p>
      <text:p text:style-name="P6"><text:span text:style-name="T12"><text:tab/></text:span><text:span text:style-name="T8">· </text:span><text:span text:style-name="T11">Tabla</text:span><text:span text:style-name="T8"> ‘usuario’: username, foto, contraseña, descripción, </text:span><text:span text:style-name="T10">ELO </text:span><text:span text:style-name="T13">(default 800)</text:span></text:p>
      <text:p text:style-name="P1"><text:span text:style-name="T2"><text:tab/></text:span><text:span text:style-name="T3">·</text:span><text:span text:style-name="T2"> </text:span><text:span text:style-name="T3">Tabla ‘partida’ → 2 usuarios, color (blanco, negro), ELO</text:span></text:p>
      <text:p text:style-name="P1"><text:span text:style-name="T3">- </text:span><text:span text:style-name="T5">Canvas</text:span></text:p>
      <text:p text:style-name="P13">- 2 jugadores conectados</text:p>
      <text:p text:style-name="P3"><text:span text:style-name="T3">- </text:span><text:span text:style-name="T4">Desconectarse = derrota (partida acaba, actualiza ELO, guarda notación)</text:span></text:p>
      <text:p text:style-name="P3"><text:span text:style-name="T4">- </text:span><text:span text:style-name="T6">Emparejamiento: 2 jugadores online en espera y con el mismo ELO </text:span><text:span text:style-name="T7">(+/-100)</text:span></text:p>
      <text:p text:style-name="P12"/>
      <text:p text:style-name="P7">- Guardar notaciones</text:p>
      <text:p text:style-name="P7">- <text:span text:style-name="T27">10 minutos para cada turno (si se agota = derrota)</text:span></text:p>
      <text:p text:style-name="P1"><text:span text:style-name="T1">- </text:span><text:span text:style-name="T3">Pintar tabla orientada según el lado del jugador</text:span></text:p>
      <text:p text:style-name="P8">- Respetar orden</text:p>
      <text:p text:style-name="P1"><text:span text:style-name="T1">- </text:span><text:span text:style-name="T3">Programar movimiento general piezas</text:span></text:p>
      <text:p text:style-name="P1"><text:span text:style-name="T1">- Opciones para personalizar tablero </text:span><text:span text:style-name="T2">(colores, piezas, etc.)</text:span></text:p>
      <text:p text:style-name="P7">- Flechas con click derecho</text:p>
      <text:p text:style-name="P1"><text:span text:style-name="T1"><text:tab/></text:span><text:span text:style-name="T3">· Colores diferentes según color de la pieza</text:span></text:p>
      <text:p text:style-name="P1"><text:span text:style-name="T1">- png de </text:span><text:span text:style-name="T2">piezas</text:span></text:p>
      <text:p text:style-name="P1"><text:span text:style-name="T1">- </text:span><text:span text:style-name="T2">Marcar casilla de última pieza movida</text:span></text:p>
      <text:p text:style-name="P1"><text:span text:style-name="T2">- </text:span><text:span text:style-name="T3">Marcar casillas disponibles para piezas</text:span></text:p>
      <text:p text:style-name="P8"><text:tab/>· Marcar qué piezas se pueden capturar</text:p>
      <text:p text:style-name="P9">- ELO de usuario</text:p>
      <text:p text:style-name="P9">- Partidas en tablas</text:p>
      <text:p text:style-name="P9"><text:tab/>· Ahogado</text:p>
      <text:p text:style-name="P9"><text:tab/>· Repetición de movimientos</text:p>
      <text:p text:style-name="P10"><text:tab/>· Detectar cuando no se puede hacer mate</text:p>
      <text:p text:style-name="P2"><text:span text:style-name="T1">- Reglas especiales para mover piezas (rayos X, </text:span><text:span text:style-name="T14">en passant</text:span><text:span text:style-name="T15">, coronaciones, enroques</text:span><text:span text:style-name="T1">)</text:span></text:p>
      <text:p text:style-name="P2"><text:span text:style-name="T1"><text:tab/></text:span><text:span text:style-name="T3">· Todas las reglas sobre enroque</text:span></text:p>
      <text:p text:style-name="P2"><text:span text:style-name="T3"><text:tab/></text:span><text:span text:style-name="T4">· Respetar piezas delante</text:span></text:p>
      <text:p text:style-name="P10">- Tablero 8x8 con coordenadas</text:p>
      <text:p text:style-name="P2"><text:span text:style-name="T1">- </text:span><text:span text:style-name="T3">Botón para pedir tablas (si ambos aceptan = tablas)</text:span></text:p>
      <text:p text:style-name="P5"><text:span text:style-name="T10"><text:tab/></text:span><text:span text:style-name="T9">· 1 vez cada X movimientos</text:span></text:p>
      <text:p text:style-name="P11">- No se guarda la partida hasta que acaba</text:p>
      <text:p text:style-name="P9"/>
      <text:p text:style-name="P10">Opcional:</text:p>
      <text:p text:style-name="P10"/>
      <text:p text:style-name="P5"><text:span text:style-name="T8">- Importar </text:span><text:span text:style-name="T9">módulo</text:span><text:span text:style-name="T8"> de ajedrez</text:span></text:p>
      <text:p text:style-name="P10">- Elegir coronaciones</text:p>
      <text:p text:style-name="P10">- Chat para jugadores</text:p>
      <text:p text:style-name="P2"><text:span text:style-name="T1">- </text:span><text:span text:style-name="T4">Mostrar piezas capturadas</text:span></text:p>
      <text:p text:style-name="P11">- Pre-moves</text:p>
      <text:p text:style-name="P11">- <text:span text:style-name="T17">Visitar perfiles</text:span></text:p>
      <text:p text:style-name="P22"><text:soft-page-break/><text:span text:style-name="T28">Chess Online</text:span></text:p>
      <text:p text:style-name="P15"/>
      <text:p text:style-name="P4">Se trata de crear una aplicación online para jugar partidas de ajedrez en parejas.</text:p>
      <text:p text:style-name="P4"/>
      <text:p text:style-name="P20"><text:span text:style-name="T19">Los usuarios deben registrarse a través de la página web de la aplicación, definiendo obligatoriamente un nombre de usuario y una contraseña. Una vez registrado, </text:span><text:span text:style-name="T21">cada</text:span><text:span text:style-name="T19"> usuario puede personalizar su perfil adjuntando una foto </text:span><text:span text:style-name="T20">y/o</text:span><text:span text:style-name="T19"> escribiendo una descripción, </text:span><text:span text:style-name="T21">pudiendo mostrarse </text:span><text:span text:style-name="T19"><text:s/></text:span><text:span text:style-name="T21">a</text:span><text:span text:style-name="T20">mbos durante la</text:span><text:span text:style-name="T21">s</text:span><text:span text:style-name="T20"> partida</text:span><text:span text:style-name="T21">s</text:span><text:span text:style-name="T20">. El usuario también </text:span><text:span text:style-name="T21">empieza</text:span><text:span text:style-name="T20"> </text:span><text:span text:style-name="T21">con una puntuación de 800 como jugador, imitando el sistema ELO.</text:span></text:p>
      <text:p text:style-name="P17"/>
      <text:p text:style-name="P23"><text:span text:style-name="T21">L</text:span><text:span text:style-name="T18">a aplicación empareja los jugadores en función de su ELO (máximo 100 puntos de diferencia entre ambos) y les crea una partida, </text:span><text:span text:style-name="T23">cuyo tablero y piezas se pintan en pantalla mediante canvas</text:span><text:span text:style-name="T18">. </text:span><text:span text:style-name="T22">Cada jugador tiene 10 minutos para cada turno.</text:span></text:p>
      <text:p text:style-name="P23"><text:span text:style-name="T22"/></text:p>
      <text:p text:style-name="P21"><text:span text:style-name="T23">Cuando la partida termina, cada jugador gana o pierde puntos de ELO según corresponda y se actualiza su puntuación; además, se añade la notación de la partida a ambos perfiles. En caso de </text:span><text:span text:style-name="T24">tablas</text:span><text:span text:style-name="T23">, los </text:span><text:span text:style-name="T24">puntos </text:span><text:span text:style-name="T23">ELO no se modifican. Si un jugador se desconecta o deja que el tiempo de su turno actual se agote, la partida termina automáticamente y le cuenta como derrota. </text:span></text:p>
      <text:p text:style-name="P18"/>
      <text:p text:style-name="P19">La interfaz de usuario tiene ciertas características:</text:p>
      <text:p text:style-name="P19"/>
      <text:p text:style-name="P19">- Cada jugador ve el tablero orientado para que su bando aparezca en el lado inferior</text:p>
      <text:p text:style-name="P19">- El tablero tiene marcadas las coordenadas de las filas y columnas</text:p>
      <text:p text:style-name="P21"><text:span text:style-name="T25">- </text:span><text:span text:style-name="T26">Los colores de las casillas del tablero pueden personalizarse (dando a elegir entre una lista)</text:span></text:p>
      <text:p text:style-name="P19">- <text:span text:style-name="T29">Hacer clic secundario sobre una casilla y arrastrar el ratón hacia otra pinta una flecha</text:span></text:p>
      <text:p text:style-name="P19"><text:tab/>* <text:span text:style-name="T29">Se pueden pintar múltiples flechas a la vez</text:span></text:p>
      <text:p text:style-name="P19"><text:tab/>* <text:span text:style-name="T29">Hacer clic principal sobre el tablero las borra todas</text:span></text:p>
      <text:p text:style-name="P19"><text:tab/>* <text:span text:style-name="T30">Cada jugador puede ver sólo sus propias flechas</text:span></text:p>
      <text:p text:style-name="P19">- <text:span text:style-name="T29">Si se mantiene clic principal sobre una pieza propia, el tablero marca a qué casillas puede moverse</text:span></text:p>
      <text:p text:style-name="P21"><text:span text:style-name="T25">- </text:span><text:span text:style-name="T26">La última pieza que se ha movido tiene su casilla de destino pintada de otro color</text:span></text:p>
      <text:p text:style-name="P21"><text:span text:style-name="T26">- Si un rey está en jaque, su casilla actual se pinta de rojo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9:34:42.804346784</meta:creation-date>
    <dc:date>2023-03-08T20:35:22.274056091</dc:date>
    <meta:editing-duration>PT43M1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554" meta:character-count="3234" meta:non-whitespace-character-count="2721"/>
  </office:meta>
</office:document-meta>
</file>